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e720" officeooo:paragraph-rsid="000be720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0be720" officeooo:paragraph-rsid="000be720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be720" officeooo:paragraph-rsid="000dbb5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dbb5a" officeooo:paragraph-rsid="000dbb5a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7be0" officeooo:paragraph-rsid="000be720" style:font-weight-asian="bold" style:font-weight-complex="bold"/>
    </style:style>
    <style:style style:name="P6" style:family="paragraph" style:parent-style-name="Standard">
      <style:text-properties officeooo:rsid="00037be0" officeooo:paragraph-rsid="000be720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0be720" officeooo:paragraph-rsid="000be72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0be720" officeooo:paragraph-rsid="0015dd47" style:font-weight-asian="normal" style:font-weight-complex="normal"/>
    </style:style>
    <style:style style:name="T1" style:family="text">
      <style:text-properties officeooo:rsid="000dbb5a"/>
    </style:style>
    <style:style style:name="T2" style:family="text">
      <style:text-properties officeooo:rsid="000f91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toine Viton </text:p>
      <text:p text:style-name="P1">Florian Gaugirard A2</text:p>
      <text:p text:style-name="P6"/>
      <text:p text:style-name="P5">Contexte de notre Jeu</text:p>
      <text:p text:style-name="P5"/>
      <text:p text:style-name="P2"/>
      <text:p text:style-name="P2"><text:tab/>Notre jeu est une jeu de plate-formes dont le style graphique ressemble à celui de la franchise Mario. </text:p>
      <text:p text:style-name="P2"/>
      <text:p text:style-name="P3"><text:span text:style-name="T1"><text:tab/>Le jeu</text:span> est composé de <text:span text:style-name="T2">trois</text:span> niveaux, tous différents <text:span text:style-name="T2">bien que répondant au même concept</text:span>. Le but du jeu est de rejoindre la fin de chaque niveau, modélisé par un drapeau à damier, le plus rapidement possible. Cependant, cette tâche sera rendu plus difficile par la présence de bombes sur le chemin. <text:span text:style-name="T1">Si le joueur touche ces dernières, il sera immédiatement renvoyer au début du niveau</text:span>. En plus de bombes, le niveau contient des briques infranchissables.</text:p>
      <text:p text:style-name="P8"/>
      <text:p text:style-name="P8"><text:tab/>Pour se déplacer, le joueur a à sa disposition, en bas de l’écran, trois boutons permettant déplacer le personnage de gauche à droite et de sauter. </text:p>
      <text:p text:style-name="P8"/>
      <text:p text:style-name="P4"><text:tab/>Le joueur a la possibilité de consulter le tableau des scores dans un menu spécial accessible depuis le menu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6:47:47.627704708</meta:creation-date>
    <dc:date>2022-03-16T13:43:08.998699889</dc:date>
    <meta:editing-duration>PT1H29M21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1" meta:paragraph-count="7" meta:word-count="149" meta:character-count="880" meta:non-whitespace-character-count="731"/>
  </office:meta>
</office:document-meta>
</file>